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start-center="false" draw:marker-end="Arrow" draw:marker-end-width="0.3cm" draw:marker-end-center="false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2cm" draw:marker-start="Arrow" draw:marker-start-width="0.3cm" draw:marker-end="Arrow" draw:marker-end-width="0.3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marker-start="Arrow" draw:marker-start-width="0.3cm" draw:marker-end="Arrow" draw:marker-end-width="0.3cm" draw:fill="solid" draw:fill-color="#ffffff" fo:min-height="0.726cm"/>
    </style:style>
    <style:style style:name="gr13" style:family="graphic" style:parent-style-name="standard">
      <style:graphic-properties draw:stroke="dash" draw:stroke-dash="Fine_20_Dashed" draw:marker-start="" draw:marker-start-width="0.3cm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8cm"/>
    </style:style>
    <style:style style:name="gr15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7cm"/>
    </style:style>
    <style:style style:name="gr17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1.563cm"/>
    </style:style>
    <style:style style:name="gr18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dash" draw:stroke-dash="Fine_20_Dashed"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22pt" style:font-size-complex="22pt"/>
    </style:style>
    <style:style style:name="T1" style:family="text">
      <style:text-properties fo:font-family="'Palatino Linotype'" style:font-family-generic="roman" style:font-pitch="variable"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4" style:family="text">
      <style:text-properties fo:font-family="'Palatino Linotype'" style:font-family-generic="roman" style:font-pitch="variable" fo:font-size="22pt" style:font-size-asian="14pt" style:font-size-complex="14pt"/>
    </style:style>
    <style:style style:name="T5" style:family="text">
      <style:text-properties fo:font-family="'Palatino Linotype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6" draw:layer="layout" svg:width="30cm" svg:height="30cm" svg:x="-20cm" svg:y="-3.7cm">
          <text:p text:style-name="P9"/>
        </draw:rect>
        <draw:connector draw:style-name="gr2" draw:text-style-name="P1" draw:layer="layout" draw:type="line" svg:x1="-13.103cm" svg:y1="15.934cm" svg:x2="-13.099cm" svg:y2="4.567cm" draw:start-shape="id1" draw:start-glue-point="4" draw:end-shape="id2" draw:end-glue-point="8">
          <text:p text:style-name="P9"/>
        </draw:connector>
        <draw:connector draw:style-name="gr3" draw:text-style-name="P1" draw:layer="layout" draw:type="line" svg:x1="-12.687cm" svg:y1="16.35cm" svg:x2="1.497cm" svg:y2="12.05cm" draw:start-shape="id1" draw:start-glue-point="10" draw:end-shape="id3" draw:end-glue-point="6">
          <text:p text:style-name="P9"/>
        </draw:connector>
        <draw:connector draw:style-name="gr2" draw:text-style-name="P1" draw:layer="layout" draw:type="line" svg:x1="-12.687cm" svg:y1="16.35cm" svg:x2="2.785cm" svg:y2="6.85cm" draw:start-shape="id1" draw:start-glue-point="10" draw:end-shape="id4" draw:end-glue-point="6">
          <text:p text:style-name="P9"/>
        </draw:connector>
        <draw:connector draw:style-name="gr2" draw:text-style-name="P1" draw:layer="layout" draw:type="line" svg:x1="-12.687cm" svg:y1="16.35cm" svg:x2="1.485cm" svg:y2="4.15cm" draw:start-shape="id1" draw:start-glue-point="10" draw:end-shape="id5" draw:end-glue-point="6">
          <text:p text:style-name="P9"/>
        </draw:connector>
        <draw:connector draw:style-name="gr2" draw:text-style-name="P1" draw:layer="layout" draw:type="line" svg:x1="-12.801cm" svg:y1="4.444cm" svg:x2="1.497cm" svg:y2="12.05cm" draw:start-shape="id2" draw:start-glue-point="9" draw:end-shape="id3" draw:end-glue-point="6">
          <text:p text:style-name="P9"/>
        </draw:connector>
        <draw:connector draw:style-name="gr2" draw:text-style-name="P1" draw:layer="layout" draw:type="line" svg:x1="-12.801cm" svg:y1="4.444cm" svg:x2="2.785cm" svg:y2="6.85cm" draw:start-shape="id2" draw:start-glue-point="9" draw:end-shape="id4" draw:end-glue-point="6">
          <text:p text:style-name="P9"/>
        </draw:connector>
        <draw:connector draw:style-name="gr2" draw:text-style-name="P1" draw:layer="layout" draw:type="line" svg:x1="-12.679cm" svg:y1="4.15cm" svg:x2="1.485cm" svg:y2="4.15cm" draw:start-shape="id2" draw:start-glue-point="10" draw:end-shape="id5" draw:end-glue-point="6">
          <text:p text:style-name="P9"/>
        </draw:connector>
        <draw:connector draw:style-name="gr2" draw:text-style-name="P1" draw:layer="layout" draw:type="line" svg:x1="1.913cm" svg:y1="11.634cm" svg:x2="3.201cm" svg:y2="7.267cm" draw:start-shape="id3" draw:start-glue-point="4" draw:end-shape="id4" draw:end-glue-point="8">
          <text:p text:style-name="P9"/>
        </draw:connector>
        <draw:connector draw:style-name="gr2" draw:text-style-name="P1" draw:layer="layout" draw:type="line" svg:x1="1.913cm" svg:y1="11.634cm" svg:x2="1.901cm" svg:y2="4.567cm" draw:start-shape="id3" draw:start-glue-point="4" draw:end-shape="id5" draw:end-glue-point="8">
          <text:p text:style-name="P9"/>
        </draw:connector>
        <draw:connector draw:style-name="gr2" draw:text-style-name="P1" draw:layer="layout" draw:type="line" svg:x1="1.901cm" svg:y1="4.567cm" svg:x2="3.201cm" svg:y2="6.434cm" draw:start-shape="id5" draw:start-glue-point="8" draw:end-shape="id4" draw:end-glue-point="4">
          <text:p text:style-name="P9"/>
        </draw:connector>
        <draw:g>
          <draw:custom-shape draw:style-name="gr4" draw:text-style-name="P3" draw:id="id1" draw:layer="layout" svg:width="0.834cm" svg:height="0.833cm" svg:x="-13.519cm" svg:y="15.934cm">
            <text:p text:style-name="P2"><text:span text:style-name="T1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-19.004cm" svg:y="10.5cm">
            <text:p text:style-name="P9"/>
          </draw:ellipse>
          <draw:circle draw:style-name="gr6" draw:text-style-name="P1" draw:layer="layout" svg:width="6.86cm" svg:height="6.86cm" svg:x="-16.532cm" svg:y="12.92cm">
            <text:p text:style-name="P9"/>
          </draw:circle>
        </draw:g>
        <draw:g>
          <draw:custom-shape draw:style-name="gr4" draw:text-style-name="P3" draw:id="id2" draw:layer="layout" svg:width="0.841cm" svg:height="0.833cm" svg:x="-13.518cm" svg:y="3.734cm">
            <text:p text:style-name="P2"><text:span text:style-name="T1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-19cm" svg:y="-1.7cm">
            <text:p text:style-name="P9"/>
          </draw:ellipse>
          <draw:circle draw:style-name="gr6" draw:text-style-name="P1" draw:layer="layout" svg:width="6.86cm" svg:height="6.86cm" svg:x="-16.528cm" svg:y="0.72cm">
            <text:p text:style-name="P9"/>
          </draw:circle>
        </draw:g>
        <draw:g>
          <draw:custom-shape draw:style-name="gr7" draw:text-style-name="P5" draw:id="id3" draw:layer="layout" svg:width="0.834cm" svg:height="0.833cm" svg:x="1.497cm" svg:y="11.634cm">
            <text:p text:style-name="P4"><text:span text:style-name="T2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8" draw:text-style-name="P6" draw:layer="layout" svg:width="11.804cm" svg:height="11.7cm" svg:x="-3.988cm" svg:y="6.2cm">
            <text:p text:style-name="P9"/>
          </draw:ellipse>
          <draw:circle draw:style-name="gr9" draw:text-style-name="P6" draw:layer="layout" svg:width="6.86cm" svg:height="6.86cm" svg:x="-1.516cm" svg:y="8.62cm">
            <text:p text:style-name="P9"/>
          </draw:circle>
        </draw:g>
        <draw:g>
          <draw:custom-shape draw:style-name="gr4" draw:text-style-name="P3" draw:id="id4" draw:layer="layout" svg:width="0.834cm" svg:height="0.833cm" svg:x="2.785cm" svg:y="6.434cm">
            <text:p text:style-name="P2"><text:span text:style-name="T1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ircle draw:style-name="gr10" draw:text-style-name="P1" draw:layer="layout" svg:width="6.86cm" svg:height="6.86cm" svg:x="-0.228cm" svg:y="3.42cm">
            <text:p text:style-name="P9"/>
          </draw:circle>
          <draw:ellipse draw:style-name="gr11" draw:text-style-name="P1" draw:layer="layout" svg:width="11.804cm" svg:height="11.7cm" svg:x="-2.7cm" svg:y="1cm">
            <text:p text:style-name="P9"/>
          </draw:ellipse>
        </draw:g>
        <draw:connector draw:style-name="gr2" draw:text-style-name="P1" draw:layer="layout" draw:type="line" svg:x1="-5cm" svg:y1="-3.7cm" svg:x2="-5cm" svg:y2="-3.7cm" draw:start-shape="id6" draw:end-shape="id6">
          <text:p text:style-name="P9"/>
        </draw:connector>
        <draw:frame draw:style-name="gr12" draw:text-style-name="P7" draw:layer="layout" svg:width="6.5cm" svg:height="1.775cm" svg:x="-12.5cm" svg:y="-4.5cm">
          <draw:text-box>
            <text:p text:style-name="P2"><text:span text:style-name="T3">Spielewelt</text:span></text:p>
          </draw:text-box>
        </draw:frame>
        <draw:g>
          <draw:custom-shape draw:style-name="gr4" draw:text-style-name="P3" draw:id="id5" draw:layer="layout" svg:width="0.834cm" svg:height="0.833cm" svg:x="1.485cm" svg:y="3.734cm">
            <text:p text:style-name="P2"><text:span text:style-name="T1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-4cm" svg:y="-1.7cm">
            <text:p text:style-name="P9"/>
          </draw:ellipse>
          <draw:circle draw:style-name="gr6" draw:text-style-name="P1" draw:layer="layout" svg:width="6.86cm" svg:height="6.86cm" svg:x="-1.528cm" svg:y="0.72cm">
            <text:p text:style-name="P9"/>
          </draw:circle>
        </draw:g>
        <draw:g>
          <draw:line draw:style-name="gr13" draw:text-style-name="P8" draw:layer="layout" svg:x1="-6.155cm" svg:y1="20.197cm" svg:x2="-3.463cm" svg:y2="20.197cm">
            <text:p text:style-name="P9"/>
          </draw:line>
          <draw:frame draw:style-name="gr14" draw:text-style-name="P10" draw:layer="layout" svg:width="8.074cm" svg:height="3.298cm" svg:x="-3.063cm" svg:y="19.3cm">
            <draw:text-box>
              <text:p text:style-name="P9"><text:span text:style-name="T4">Öffentliche Zone</text:span></text:p>
            </draw:text-box>
          </draw:frame>
          <draw:line draw:style-name="gr15" draw:text-style-name="P8" draw:layer="layout" svg:x1="-6.155cm" svg:y1="21.992cm" svg:x2="-3.463cm" svg:y2="21.992cm">
            <text:p text:style-name="P9"/>
          </draw:line>
          <draw:frame draw:style-name="gr16" draw:text-style-name="P10" draw:layer="layout" svg:width="11.663cm" svg:height="3.297cm" svg:x="-3.063cm" svg:y="21.095cm">
            <draw:text-box>
              <text:p text:style-name="P9"><text:span text:style-name="T4">Private und Soziale Zone</text:span></text:p>
            </draw:text-box>
          </draw:frame>
          <draw:line draw:style-name="gr2" draw:text-style-name="P8" draw:layer="layout" svg:x1="-5.975cm" svg:y1="23.785cm" svg:x2="-3.283cm" svg:y2="23.785cm">
            <text:p text:style-name="P9"/>
          </draw:line>
          <draw:frame draw:style-name="gr17" draw:text-style-name="P11" draw:layer="layout" svg:width="11.663cm" svg:height="1.813cm" svg:x="-3.063cm" svg:y="22.888cm">
            <draw:text-box>
              <text:p text:style-name="P9"><text:span text:style-name="T5">Audioverbindung</text:span></text:p>
            </draw:text-box>
          </draw:frame>
        </draw:g>
        <draw:rect draw:style-name="gr1" draw:text-style-name="P1" draw:id="id10" draw:layer="layout" svg:width="30cm" svg:height="30cm" svg:x="11.5cm" svg:y="-3.7cm">
          <text:p text:style-name="P9"/>
        </draw:rect>
        <draw:connector draw:style-name="gr2" draw:text-style-name="P1" draw:layer="layout" draw:type="line" svg:x1="33.413cm" svg:y1="11.634cm" svg:x2="34.701cm" svg:y2="7.267cm" draw:start-shape="id7" draw:start-glue-point="4" draw:end-shape="id8" draw:end-glue-point="8">
          <text:p text:style-name="P9"/>
        </draw:connector>
        <draw:connector draw:style-name="gr2" draw:text-style-name="P1" draw:layer="layout" draw:type="line" svg:x1="33.401cm" svg:y1="4.567cm" svg:x2="34.701cm" svg:y2="6.434cm" draw:start-shape="id9" draw:start-glue-point="8" draw:end-shape="id8" draw:end-glue-point="4">
          <text:p text:style-name="P9"/>
        </draw:connector>
        <draw:g>
          <draw:custom-shape draw:style-name="gr4" draw:text-style-name="P3" draw:layer="layout" svg:width="0.834cm" svg:height="0.833cm" svg:x="17.981cm" svg:y="15.934cm">
            <text:p text:style-name="P2"><text:span text:style-name="T1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12.496cm" svg:y="10.5cm">
            <text:p text:style-name="P9"/>
          </draw:ellipse>
          <draw:circle draw:style-name="gr6" draw:text-style-name="P1" draw:layer="layout" svg:width="6.86cm" svg:height="6.86cm" svg:x="14.968cm" svg:y="12.92cm">
            <text:p text:style-name="P9"/>
          </draw:circle>
        </draw:g>
        <draw:g>
          <draw:custom-shape draw:style-name="gr4" draw:text-style-name="P3" draw:layer="layout" svg:width="0.841cm" svg:height="0.833cm" svg:x="17.982cm" svg:y="3.734cm">
            <text:p text:style-name="P2"><text:span text:style-name="T1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12.5cm" svg:y="-1.7cm">
            <text:p text:style-name="P9"/>
          </draw:ellipse>
          <draw:circle draw:style-name="gr6" draw:text-style-name="P1" draw:layer="layout" svg:width="6.86cm" svg:height="6.86cm" svg:x="14.972cm" svg:y="0.72cm">
            <text:p text:style-name="P9"/>
          </draw:circle>
        </draw:g>
        <draw:g>
          <draw:custom-shape draw:style-name="gr18" draw:text-style-name="P5" draw:id="id7" draw:layer="layout" svg:width="0.834cm" svg:height="0.833cm" svg:x="32.997cm" svg:y="11.634cm">
            <text:p text:style-name="P4"><text:span text:style-name="T2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19" draw:text-style-name="P6" draw:layer="layout" svg:width="11.804cm" svg:height="11.7cm" svg:x="27.512cm" svg:y="6.2cm">
            <text:p text:style-name="P9"/>
          </draw:ellipse>
          <draw:circle draw:style-name="gr20" draw:text-style-name="P6" draw:layer="layout" svg:width="6.86cm" svg:height="6.86cm" svg:x="29.984cm" svg:y="8.62cm">
            <text:p text:style-name="P9"/>
          </draw:circle>
        </draw:g>
        <draw:g>
          <draw:custom-shape draw:style-name="gr4" draw:text-style-name="P3" draw:id="id8" draw:layer="layout" svg:width="0.834cm" svg:height="0.833cm" svg:x="34.285cm" svg:y="6.434cm">
            <text:p text:style-name="P2"><text:span text:style-name="T1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ircle draw:style-name="gr10" draw:text-style-name="P1" draw:layer="layout" svg:width="6.86cm" svg:height="6.86cm" svg:x="31.272cm" svg:y="3.42cm">
            <text:p text:style-name="P9"/>
          </draw:circle>
          <draw:ellipse draw:style-name="gr11" draw:text-style-name="P1" draw:layer="layout" svg:width="11.804cm" svg:height="11.7cm" svg:x="28.8cm" svg:y="1cm">
            <text:p text:style-name="P9"/>
          </draw:ellipse>
        </draw:g>
        <draw:connector draw:style-name="gr2" draw:text-style-name="P1" draw:layer="layout" draw:type="line" svg:x1="26.5cm" svg:y1="-3.7cm" svg:x2="26.5cm" svg:y2="-3.7cm" draw:start-shape="id10" draw:end-shape="id10">
          <text:p text:style-name="P9"/>
        </draw:connector>
        <draw:frame draw:style-name="gr12" draw:text-style-name="P7" draw:layer="layout" svg:width="6.5cm" svg:height="1.775cm" svg:x="19cm" svg:y="-4.5cm">
          <draw:text-box>
            <text:p text:style-name="P2"><text:span text:style-name="T3">Spielewelt</text:span></text:p>
          </draw:text-box>
        </draw:frame>
        <draw:g>
          <draw:custom-shape draw:style-name="gr4" draw:text-style-name="P3" draw:id="id9" draw:layer="layout" svg:width="0.834cm" svg:height="0.833cm" svg:x="32.985cm" svg:y="3.734cm">
            <text:p text:style-name="P2"><text:span text:style-name="T1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27.5cm" svg:y="-1.7cm">
            <text:p text:style-name="P9"/>
          </draw:ellipse>
          <draw:circle draw:style-name="gr6" draw:text-style-name="P1" draw:layer="layout" svg:width="6.86cm" svg:height="6.86cm" svg:x="29.972cm" svg:y="0.72cm">
            <text:p text:style-name="P9"/>
          </draw:circle>
        </draw:g>
        <draw:g>
          <draw:line draw:style-name="gr13" draw:text-style-name="P8" draw:layer="layout" svg:x1="25.345cm" svg:y1="20.197cm" svg:x2="28.037cm" svg:y2="20.197cm">
            <text:p text:style-name="P9"/>
          </draw:line>
          <draw:frame draw:style-name="gr14" draw:text-style-name="P10" draw:layer="layout" svg:width="8.074cm" svg:height="3.298cm" svg:x="28.437cm" svg:y="19.3cm">
            <draw:text-box>
              <text:p text:style-name="P9"><text:span text:style-name="T4">Öffentliche Zone</text:span></text:p>
            </draw:text-box>
          </draw:frame>
          <draw:line draw:style-name="gr15" draw:text-style-name="P8" draw:layer="layout" svg:x1="25.345cm" svg:y1="21.992cm" svg:x2="28.037cm" svg:y2="21.992cm">
            <text:p text:style-name="P9"/>
          </draw:line>
          <draw:frame draw:style-name="gr16" draw:text-style-name="P10" draw:layer="layout" svg:width="11.663cm" svg:height="3.297cm" svg:x="28.437cm" svg:y="21.095cm">
            <draw:text-box>
              <text:p text:style-name="P9"><text:span text:style-name="T4">Private und Soziale Zone</text:span></text:p>
            </draw:text-box>
          </draw:frame>
          <draw:line draw:style-name="gr2" draw:text-style-name="P8" draw:layer="layout" svg:x1="25.525cm" svg:y1="23.785cm" svg:x2="28.217cm" svg:y2="23.785cm">
            <text:p text:style-name="P9"/>
          </draw:line>
          <draw:frame draw:style-name="gr17" draw:text-style-name="P11" draw:layer="layout" svg:width="11.663cm" svg:height="1.813cm" svg:x="28.437cm" svg:y="22.888cm">
            <draw:text-box>
              <text:p text:style-name="P9"><text:span text:style-name="T5">Audioverbindu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plotti plotti</meta:initial-creator>
    <meta:creation-date>2008-05-05T11:16:44</meta:creation-date>
    <dc:date>2008-06-06T12:58:49</dc:date>
    <meta:editing-cycles>5</meta:editing-cycles>
    <meta:editing-duration>PT1H42M44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